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59cm" table:align="left"/>
    </style:style>
    <style:style style:name="Table1.A" style:family="table-column">
      <style:table-column-properties style:column-width="1.903cm"/>
    </style:style>
    <style:style style:name="Table1.B" style:family="table-column">
      <style:table-column-properties style:column-width="5.556cm"/>
    </style:style>
    <style:style style:name="Table1.A1" style:family="table-cell">
      <style:table-cell-properties style:vertical-align="middle" fo:padding="0.049cm" fo:border="none"/>
    </style:style>
    <style:style style:name="P1" style:family="paragraph" style:parent-style-name="Standard">
      <style:text-properties officeooo:paragraph-rsid="0010dfb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4pt" fo:font-weight="bold" officeooo:rsid="000d8f0f" officeooo:paragraph-rsid="000d8f0f" style:font-size-asian="14pt" style:font-weight-asian="bold" style:font-size-complex="1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list-style-name="L3"/>
    <style:style style:name="P7" style:family="paragraph" style:parent-style-name="Text_20_body">
      <style:text-properties fo:font-size="18pt" fo:font-weight="bold" officeooo:rsid="0010dfbc" officeooo:paragraph-rsid="0010dfbc" style:font-size-asian="18pt" style:font-weight-asian="bold" style:font-size-complex="18pt" style:font-weight-complex="bold"/>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Heading_20_2">
      <style:text-properties fo:font-size="14pt" style:font-size-asian="14pt" style:font-size-complex="14pt"/>
    </style:style>
    <style:style style:name="T1" style:family="text">
      <style:text-properties fo:font-weight="bold"/>
    </style:style>
    <style:style style:name="T2" style:family="text">
      <style:text-properties fo:font-style="italic"/>
    </style:style>
    <style:style style:name="T3" style:family="text">
      <style:text-properties fo:font-size="14pt" style:font-size-asian="14pt" style:font-size-complex="14pt"/>
    </style:style>
    <style:style style:name="T4" style:family="text">
      <style:text-properties fo:font-weight="normal"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14fee" style:font-size-asian="10.5pt" style:font-weight-asian="normal" style:font-size-complex="12pt" style:font-weight-complex="normal"/>
    </style:style>
    <style:style style:name="T7" style:family="text">
      <style:text-properties fo:font-size="12pt" fo:font-weight="normal" officeooo:rsid="0010dfbc" style:font-size-asian="10.5pt" style:font-weight-asian="normal" style:font-size-complex="12pt" style:font-weight-complex="normal"/>
    </style:style>
    <style:style style:name="T8" style:family="text">
      <style:text-properties fo:font-size="12pt" fo:font-weight="bold" officeooo:rsid="00114fee" style:font-size-asian="10.5pt" style:font-weight-asian="normal" style:font-size-complex="12pt" style:font-weight-complex="normal"/>
    </style:style>
    <style:style style:name="T9" style:family="text">
      <style:text-properties fo:font-size="18pt" fo:font-weight="bold" officeooo:rsid="0010dfbc" style:font-size-asian="18pt" style:font-weight-asian="bold" style:font-size-complex="18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IM:Implementing JavaScript.</text:p>
      <text:p text:style-name="P7">THEORY:</text:p>
      <text:p text:style-name="P4">Introduction.</text:p>
      <text:p text:style-name="Text_20_body">Web pages are not the only place where JavaScript is used. Many desktop and server programs use JavaScript. Node.js is the best known. Some databases, like MongoDB and CouchDB, also use JavaScript as their programming language.</text:p>
      <text:p text:style-name="Text_20_body">JavaScript is the programming language of HTML and the Web.</text:p>
      <text:p text:style-name="Text_20_body">JavaScript is easy to learn.</text:p>
      <text:p text:style-name="Text_20_body">This tutorial will teach you JavaScript from basic to advanced.</text:p>
      <text:p text:style-name="P4">Lexical Structure of Javascipt.</text:p>
      <text:p text:style-name="Text_20_body"><text:span text:style-name="T1">Unicode </text:span>character set is used in JavaScript codes.Almost every writing system is supported by Unicode.</text:p>
      <text:p text:style-name="P5">S is a case-sensitive language.<text:span text:style-name="T2">While</text:span>, <text:span text:style-name="T2">while</text:span>, <text:span text:style-name="T2">WHILE</text:span>are all three different words in JavaScript with different meanings and functionality. It means that language keywords, variables, function names, and other identifiers must always be typed with a consistent capitalization of letters.</text:p>
      <text:p text:style-name="Text_20_body">JavaScript is ignorant to spaces that appear between tokens in codes. Line breaks are also not considered by JS. This lets you freely use any number of spaces and newlines. It can help in indentation and formatting of codes which makes them readable and easy to understand.<text:bookmark text:name="Whitespaces_and_Line_Breaks"/></text:p>
      <text:p text:style-name="Text_20_body"/>
      <text:p text:style-name="P4">Types.</text:p>
      <text:p text:style-name="Text_20_body">There are 7 basic types in JavaScript.</text:p>
      <text:list xml:id="list5931250990465486033" text:style-name="L1">
        <text:list-item>
          <text:p text:style-name="P8"><text:span text:style-name="Source_20_Text">number</text:span> for numbers of any kind: integer or floating-point. </text:p>
        </text:list-item>
        <text:list-item>
          <text:p text:style-name="P8"><text:span text:style-name="Source_20_Text">string</text:span> for strings. A string may have one or more characters, there’s no separate single-character type. </text:p>
        </text:list-item>
        <text:list-item>
          <text:p text:style-name="P8"><text:span text:style-name="Source_20_Text">boolean</text:span> for <text:span text:style-name="Source_20_Text">true</text:span>/<text:span text:style-name="Source_20_Text">false</text:span>. </text:p>
        </text:list-item>
        <text:list-item>
          <text:p text:style-name="P8"><text:span text:style-name="Source_20_Text">null</text:span> for unknown values – a standalone type that has a single value <text:span text:style-name="Source_20_Text">null</text:span>. </text:p>
        </text:list-item>
        <text:list-item>
          <text:p text:style-name="P8"><text:span text:style-name="Source_20_Text">undefined</text:span> for unassigned values – a standalone type that has a single value <text:span text:style-name="Source_20_Text">undefined</text:span>. </text:p>
        </text:list-item>
        <text:list-item>
          <text:p text:style-name="P8"><text:span text:style-name="Source_20_Text">object</text:span> for more complex data structures. </text:p>
        </text:list-item>
        <text:list-item>
          <text:p text:style-name="P2"><text:span text:style-name="Source_20_Text">symbol</text:span> for unique identifiers. </text:p>
        </text:list-item>
      </text:list>
      <text:p text:style-name="Text_20_body">The <text:span text:style-name="Source_20_Text">typeof</text:span> operator allows us to see which type is stored in a variable.</text:p>
      <text:list xml:id="list804723155274417111" text:style-name="L2">
        <text:list-item>
          <text:p text:style-name="P9">Two forms: <text:span text:style-name="Source_20_Text">typeof x</text:span> or <text:span text:style-name="Source_20_Text">typeof(x)</text:span>. </text:p>
        </text:list-item>
        <text:list-item>
          <text:p text:style-name="P9">Returns a string with the name of the type, like <text:span text:style-name="Source_20_Text">"string"</text:span>. </text:p>
        </text:list-item>
        <text:list-item>
          <text:p text:style-name="P3">For <text:span text:style-name="Source_20_Text">null</text:span> returns <text:span text:style-name="Source_20_Text">"object"</text:span> – this is an error in the language, it’s not actually an object. </text:p>
        </text:list-item>
      </text:list>
      <text:h text:style-name="P11" text:outline-level="2"><text:soft-page-break/>JavaScript Identifiers</text:h>
      <text:p text:style-name="Text_20_body">All JavaScript <text:span text:style-name="Strong_20_Emphasis">variables</text:span> must be <text:span text:style-name="Strong_20_Emphasis">identified</text:span> with <text:span text:style-name="Strong_20_Emphasis">unique names</text:span>.</text:p>
      <text:p text:style-name="Text_20_body">These unique names are called <text:span text:style-name="Strong_20_Emphasis">identifiers</text:span>.</text:p>
      <text:p text:style-name="Text_20_body">Identifiers can be short names (like x and y) or more descriptive names (age, sum, totalVolume).</text:p>
      <text:p text:style-name="Text_20_body">The general rules for constructing names for variables (unique identifiers) are:</text:p>
      <text:list xml:id="list4480426733559263664" text:style-name="L3">
        <text:list-item>
          <text:p text:style-name="P10">Names can contain letters, digits, underscores, and dollar signs. </text:p>
        </text:list-item>
        <text:list-item>
          <text:p text:style-name="P10">Names must begin with a letter </text:p>
        </text:list-item>
        <text:list-item>
          <text:p text:style-name="P10">Names can also begin with $ and _ (but we will not use it in this tutorial) </text:p>
        </text:list-item>
        <text:list-item>
          <text:p text:style-name="P10">Names are case sensitive (y and Y are different variables) </text:p>
        </text:list-item>
        <text:list-item>
          <text:p text:style-name="P6">Reserved words (like JavaScript keywords) cannot be used as names </text:p>
        </text:list-item>
      </text:list>
      <text:h text:style-name="P11" text:outline-level="2">JavaScript Data Types</text:h>
      <text:p text:style-name="Text_20_body">JavaScript variables can hold numbers like 100 and text values like "John Doe".</text:p>
      <text:p text:style-name="Text_20_body">In programming, text values are called text strings.</text:p>
      <text:p text:style-name="Text_20_body">JavaScript can handle many types of data, but for now, just think of numbers and strings. </text:p>
      <text:p text:style-name="Text_20_body">Strings are written inside double or single quotes. Numbers are written without quotes.</text:p>
      <text:p text:style-name="Text_20_body">If you put a number in quotes, it will be treated as a text string.</text:p>
      <text:h text:style-name="P11" text:outline-level="2">JavaScript Arithmetic Operators</text:h>
      <text:p text:style-name="Text_20_body">Arithmetic operators are used to perform arithmetic on numbers:</text:p>
      <table:table table:name="Table1" table:style-name="Table1">
        <table:table-column table:style-name="Table1.A"/>
        <table:table-column table:style-name="Table1.B"/>
        <table:table-row>
          <table:table-cell table:style-name="Table1.A1" office:value-type="string">
            <text:p text:style-name="Table_20_Heading">Operator</text:p>
          </table:table-cell>
          <table:table-cell table:style-name="Table1.A1" office:value-type="string">
            <text:p text:style-name="Table_20_Heading">Description</text:p>
          </table:table-cell>
        </table:table-row>
        <table:table-row>
          <table:table-cell table:style-name="Table1.A1" office:value-type="string">
            <text:p text:style-name="Table_20_Contents">+</text:p>
          </table:table-cell>
          <table:table-cell table:style-name="Table1.A1" office:value-type="string">
            <text:p text:style-name="Table_20_Contents">Addition</text:p>
          </table:table-cell>
        </table:table-row>
        <table:table-row>
          <table:table-cell table:style-name="Table1.A1" office:value-type="string">
            <text:p text:style-name="Table_20_Contents">-</text:p>
          </table:table-cell>
          <table:table-cell table:style-name="Table1.A1" office:value-type="string">
            <text:p text:style-name="Table_20_Contents">Subtraction</text:p>
          </table:table-cell>
        </table:table-row>
        <table:table-row>
          <table:table-cell table:style-name="Table1.A1" office:value-type="string">
            <text:p text:style-name="Table_20_Contents">*</text:p>
          </table:table-cell>
          <table:table-cell table:style-name="Table1.A1" office:value-type="string">
            <text:p text:style-name="Table_20_Contents">Multiplication</text:p>
          </table:table-cell>
        </table:table-row>
        <table:table-row>
          <table:table-cell table:style-name="Table1.A1" office:value-type="string">
            <text:p text:style-name="Table_20_Contents">**</text:p>
          </table:table-cell>
          <table:table-cell table:style-name="Table1.A1" office:value-type="string">
            <text:p text:style-name="Table_20_Contents">Exponentiation (<text:a xlink:type="simple" xlink:href="https://www.w3schools.com/js/js_es6.asp" text:style-name="Internet_20_link" text:visited-style-name="Visited_20_Internet_20_Link">ES2016</text:a>)</text:p>
          </table:table-cell>
        </table:table-row>
        <table:table-row>
          <table:table-cell table:style-name="Table1.A1" office:value-type="string">
            <text:p text:style-name="Table_20_Contents">/</text:p>
          </table:table-cell>
          <table:table-cell table:style-name="Table1.A1" office:value-type="string">
            <text:p text:style-name="Table_20_Contents">Division</text:p>
          </table:table-cell>
        </table:table-row>
        <table:table-row>
          <table:table-cell table:style-name="Table1.A1" office:value-type="string">
            <text:p text:style-name="Table_20_Contents">%</text:p>
          </table:table-cell>
          <table:table-cell table:style-name="Table1.A1" office:value-type="string">
            <text:p text:style-name="Table_20_Contents">Modulus (Division Remainder)</text:p>
          </table:table-cell>
        </table:table-row>
        <table:table-row>
          <table:table-cell table:style-name="Table1.A1" office:value-type="string">
            <text:p text:style-name="Table_20_Contents">++</text:p>
          </table:table-cell>
          <table:table-cell table:style-name="Table1.A1" office:value-type="string">
            <text:p text:style-name="Table_20_Contents">Increment</text:p>
          </table:table-cell>
        </table:table-row>
        <table:table-row>
          <table:table-cell table:style-name="Table1.A1" office:value-type="string">
            <text:p text:style-name="Table_20_Contents">--</text:p>
          </table:table-cell>
          <table:table-cell table:style-name="Table1.A1" office:value-type="string">
            <text:p text:style-name="Table_20_Contents">Decrement</text:p>
          </table:table-cell>
        </table:table-row>
      </table:table>
      <text:p text:style-name="Standard"/>
      <text:h text:style-name="P11" text:outline-level="2">JavaScript Function Syntax</text:h>
      <text:p text:style-name="Text_20_body">A JavaScript function is defined with the <text:span text:style-name="Source_20_Text">function</text:span> keyword, followed by a <text:span text:style-name="Strong_20_Emphasis">name</text:span>, followed by parentheses <text:span text:style-name="Strong_20_Emphasis">()</text:span>.</text:p>
      <text:p text:style-name="Text_20_body">Function names can contain letters, digits, underscores, and dollar signs (same rules as variables).</text:p>
      <text:p text:style-name="Text_20_body">The parentheses may include parameter names separated by commas:<text:line-break/><text:span text:style-name="Strong_20_Emphasis">(</text:span><text:span text:style-name="Strong_20_Emphasis"><text:span text:style-name="Emphasis">parameter1, parameter2, ...</text:span></text:span><text:span text:style-name="Strong_20_Emphasis">)</text:span></text:p>
      <text:p text:style-name="Text_20_body"><text:soft-page-break/>The code to be executed, by the function, is placed inside curly brackets: <text:span text:style-name="Strong_20_Emphasis">{}</text:span></text:p>
      <text:h text:style-name="P11" text:outline-level="2">JavaScript Objects</text:h>
      <text:p text:style-name="Text_20_body">You have already learned that JavaScript variables are containers for data values.</text:p>
      <text:p text:style-name="Text_20_body">This code assigns a <text:span text:style-name="Strong_20_Emphasis">simple value</text:span> (Fiat) to a <text:span text:style-name="Strong_20_Emphasis">variable</text:span> named car: </text:p>
      <text:p text:style-name="Standard">Objects are variables too. But objects can contain many values. </text:p>
      <text:h text:style-name="P11" text:outline-level="2">JavaScript Strings</text:h>
      <text:p text:style-name="Text_20_body">A JavaScript string is zero or more characters written inside quotes.</text:p>
      <text:h text:style-name="P11" text:outline-level="2">String Methods and Properties</text:h>
      <text:p text:style-name="Text_20_body">Primitive values, like "John Doe", cannot have properties or methods (because they are not objects). </text:p>
      <text:p text:style-name="Text_20_body">But with JavaScript, methods and properties are also available to primitive values, because JavaScript treats primitive values as objects when executing methods and properties.</text:p>
      <text:h text:style-name="P11" text:outline-level="2">String Length</text:h>
      <text:p text:style-name="Text_20_body">The <text:span text:style-name="Source_20_Text">length</text:span> property returns the length of a string:</text:p>
      <text:h text:style-name="P11" text:outline-level="2">Finding a String in a String</text:h>
      <text:p text:style-name="Text_20_body">The <text:span text:style-name="Source_20_Text">indexOf()</text:span> method returns the index of (the position of) the <text:span text:style-name="Source_20_Text">first</text:span> occurrence of a specified text in a string:</text:p>
      <text:p text:style-name="Standard">The <text:span text:style-name="Source_20_Text">lastIndexOf()</text:span> method returns the index of the <text:span text:style-name="Strong_20_Emphasis">last</text:span> occurrence of a specified text in a string:</text:p>
      <text:p text:style-name="Standard">Both <text:span text:style-name="Source_20_Text">indexOf()</text:span>, and <text:span text:style-name="Source_20_Text">lastIndexOf()</text:span> return -1 if the text is not found.</text:p>
      <text:h text:style-name="P11" text:outline-level="2">Searching for a String in a String</text:h>
      <text:p text:style-name="Text_20_body">The <text:span text:style-name="Source_20_Text">search()</text:span> method searches a string for a specified value and returns the position of the match:</text:p>
      <text:h text:style-name="Heading_20_2" text:outline-level="2"><text:span text:style-name="T3">JavaScript Numbers are Always 64-bit Floating P</text:span>oint</text:h>
      <text:p text:style-name="Text_20_body">Unlike many other programming languages, JavaScript does not define different types of numbers, like integers, short, long, floating-point etc.</text:p>
      <text:p text:style-name="Text_20_body">JavaScript numbers are always stored as double precision floating point numbers, following the international IEEE 754 standard. <text:line-break/><text:line-break/>This format stores numbers in 64 bits, where the number (the fraction) is stored in bits 0 to 51, the exponent in bits 52 to 62, and the sign in bit 63:</text:p>
      <text:p text:style-name="P1"><text:span text:style-name="T9">CONCLUSION:</text:span><text:span text:style-name="T7"> Hence </text:span><text:span text:style-name="T6">javascript can be used for client side scripting language.This means that </text:span><text:span text:style-name="T8">JavaScript</text:span><text:span text:style-name="T6"> code is written into an HTML page. When a user requests an HTML page </text:span><text:soft-page-break/><text:span text:style-name="T6">with </text:span><text:span text:style-name="T8">JavaScript</text:span><text:span text:style-name="T6"> in it, the script is sent to the browser and it's up to the browser to do something with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09:40:29.512030107</meta:creation-date>
    <dc:date>2019-03-28T10:18:32.967434445</dc:date>
    <meta:editing-duration>PT6M53S</meta:editing-duration>
    <meta:editing-cycles>1</meta:editing-cycles>
    <meta:document-statistic meta:table-count="1" meta:image-count="0" meta:object-count="0" meta:page-count="4" meta:paragraph-count="86" meta:word-count="868" meta:character-count="5367" meta:non-whitespace-character-count="4576"/>
    <meta:generator>LibreOffice/5.1.6.2$Linux_X86_64 LibreOffice_project/10m0$Build-2</meta:generator>
  </office:meta>
</office:document-meta>
</file>